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1.3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zad2</text:p>
          </table:table-cell>
          <table:table-cell table:number-columns-repeated="16"/>
        </table:table-row>
        <table:table-row table:style-name="ro2">
          <table:table-cell office:value-type="string">
            <text:p>requests\users</text:p>
          </table:table-cell>
          <table:table-cell table:style-name="ce1" office:value-type="float" office:value="5" table:number-columns-spanned="4" table:number-rows-spanned="1">
            <text:p>5</text:p>
          </table:table-cell>
          <table:covered-table-cell table:number-columns-repeated="3"/>
          <table:table-cell table:style-name="ce1" office:value-type="float" office:value="10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15" table:number-columns-spanned="4" table:number-rows-spanned="1">
            <text:p>15</text:p>
          </table:table-cell>
          <table:covered-table-cell table:number-columns-repeated="3"/>
          <table:table-cell table:style-name="ce1" office:value-type="float" office:value="20" table:number-columns-spanned="4" table:number-rows-spanned="1">
            <text:p>20</text:p>
          </table:table-cell>
          <table:covered-table-cell table:number-columns-repeated="2"/>
          <table:covered-table-cell table:style-name="ce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239">
            <text:p>1239</text:p>
          </table:table-cell>
          <table:table-cell office:value-type="float" office:value="1160">
            <text:p>1160</text:p>
          </table:table-cell>
          <table:table-cell office:value-type="float" office:value="1150">
            <text:p>1150</text:p>
          </table:table-cell>
          <table:table-cell table:formula="of:=AVERAGE([.B3:.D3])" office:value-type="float" office:value="1183">
            <text:p>1183</text:p>
          </table:table-cell>
          <table:table-cell office:value-type="float" office:value="1709">
            <text:p>1709</text:p>
          </table:table-cell>
          <table:table-cell office:value-type="float" office:value="1611">
            <text:p>1611</text:p>
          </table:table-cell>
          <table:table-cell office:value-type="float" office:value="1609">
            <text:p>1609</text:p>
          </table:table-cell>
          <table:table-cell table:formula="of:=AVERAGE([.F3:.H3])" office:value-type="float" office:value="1643">
            <text:p>1643</text:p>
          </table:table-cell>
          <table:table-cell office:value-type="float" office:value="2027">
            <text:p>2027</text:p>
          </table:table-cell>
          <table:table-cell office:value-type="float" office:value="1977">
            <text:p>1977</text:p>
          </table:table-cell>
          <table:table-cell office:value-type="float" office:value="1923">
            <text:p>1923</text:p>
          </table:table-cell>
          <table:table-cell table:formula="of:=AVERAGE([.J3:.L3])" office:value-type="float" office:value="1975.66666666667">
            <text:p>1975,6666666667</text:p>
          </table:table-cell>
          <table:table-cell office:value-type="float" office:value="2348">
            <text:p>2348</text:p>
          </table:table-cell>
          <table:table-cell office:value-type="float" office:value="2222">
            <text:p>2222</text:p>
          </table:table-cell>
          <table:table-cell office:value-type="float" office:value="2430">
            <text:p>2430</text:p>
          </table:table-cell>
          <table:table-cell table:formula="of:=AVERAGE([.N3:.P3])" office:value-type="float" office:value="2333.33333333333">
            <text:p>2333,333333333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637">
            <text:p>2637</text:p>
          </table:table-cell>
          <table:table-cell office:value-type="float" office:value="2545">
            <text:p>2545</text:p>
          </table:table-cell>
          <table:table-cell office:value-type="float" office:value="2502">
            <text:p>2502</text:p>
          </table:table-cell>
          <table:table-cell table:formula="of:=AVERAGE([.B4:.D4])" office:value-type="float" office:value="2561.33333333333">
            <text:p>2561,3333333333</text:p>
          </table:table-cell>
          <table:table-cell office:value-type="float" office:value="3805">
            <text:p>3805</text:p>
          </table:table-cell>
          <table:table-cell office:value-type="float" office:value="3834">
            <text:p>3834</text:p>
          </table:table-cell>
          <table:table-cell office:value-type="float" office:value="3723">
            <text:p>3723</text:p>
          </table:table-cell>
          <table:table-cell table:formula="of:=AVERAGE([.F4:.H4])" office:value-type="float" office:value="3787.33333333333">
            <text:p>3787,3333333333</text:p>
          </table:table-cell>
          <table:table-cell office:value-type="float" office:value="4793">
            <text:p>4793</text:p>
          </table:table-cell>
          <table:table-cell office:value-type="float" office:value="5098">
            <text:p>5098</text:p>
          </table:table-cell>
          <table:table-cell office:value-type="float" office:value="5050">
            <text:p>5050</text:p>
          </table:table-cell>
          <table:table-cell table:formula="of:=AVERAGE([.J4:.L4])" office:value-type="float" office:value="4980.33333333333">
            <text:p>4980,3333333333</text:p>
          </table:table-cell>
          <table:table-cell office:value-type="float" office:value="6217">
            <text:p>6217</text:p>
          </table:table-cell>
          <table:table-cell office:value-type="float" office:value="6294">
            <text:p>6294</text:p>
          </table:table-cell>
          <table:table-cell office:value-type="float" office:value="6462">
            <text:p>6462</text:p>
          </table:table-cell>
          <table:table-cell table:formula="of:=AVERAGE([.N4:.P4])" office:value-type="float" office:value="6324.33333333333">
            <text:p>6324,333333333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5676">
            <text:p>15676</text:p>
          </table:table-cell>
          <table:table-cell office:value-type="float" office:value="11747">
            <text:p>11747</text:p>
          </table:table-cell>
          <table:table-cell office:value-type="float" office:value="12215">
            <text:p>12215</text:p>
          </table:table-cell>
          <table:table-cell table:formula="of:=AVERAGE([.B5:.D5])" office:value-type="float" office:value="13212.6666666667">
            <text:p>13212,6666666667</text:p>
          </table:table-cell>
          <table:table-cell office:value-type="float" office:value="32138">
            <text:p>32138</text:p>
          </table:table-cell>
          <table:table-cell office:value-type="float" office:value="35884">
            <text:p>35884</text:p>
          </table:table-cell>
          <table:table-cell office:value-type="float" office:value="35073">
            <text:p>35073</text:p>
          </table:table-cell>
          <table:table-cell table:formula="of:=AVERAGE([.F5:.H5])" office:value-type="float" office:value="34365">
            <text:p>34365</text:p>
          </table:table-cell>
          <table:table-cell office:value-type="float" office:value="47058">
            <text:p>47058</text:p>
          </table:table-cell>
          <table:table-cell office:value-type="float" office:value="51169">
            <text:p>51169</text:p>
          </table:table-cell>
          <table:table-cell office:value-type="float" office:value="54067">
            <text:p>54067</text:p>
          </table:table-cell>
          <table:table-cell table:formula="of:=AVERAGE([.J5:.L5])" office:value-type="float" office:value="50764.6666666667">
            <text:p>50764,6666666667</text:p>
          </table:table-cell>
          <table:table-cell office:value-type="float" office:value="76758">
            <text:p>76758</text:p>
          </table:table-cell>
          <table:table-cell office:value-type="float" office:value="72359">
            <text:p>72359</text:p>
          </table:table-cell>
          <table:table-cell office:value-type="float" office:value="85848">
            <text:p>85848</text:p>
          </table:table-cell>
          <table:table-cell table:formula="of:=AVERAGE([.N5:.P5])" office:value-type="float" office:value="78321.6666666667">
            <text:p>78321,6666666667</text:p>
          </table:table-cell>
        </table:table-row>
        <table:table-row table:style-name="ro1">
          <table:table-cell office:value-type="string">
            <text:p>zad1</text:p>
          </table:table-cell>
          <table:table-cell table:number-columns-repeated="16"/>
        </table:table-row>
        <table:table-row table:style-name="ro2">
          <table:table-cell office:value-type="string">
            <text:p>requests\users</text:p>
          </table:table-cell>
          <table:table-cell table:style-name="ce1" office:value-type="float" office:value="5" table:number-columns-spanned="4" table:number-rows-spanned="1">
            <text:p>5</text:p>
          </table:table-cell>
          <table:covered-table-cell table:number-columns-repeated="3"/>
          <table:table-cell table:style-name="ce1" office:value-type="float" office:value="10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15" table:number-columns-spanned="4" table:number-rows-spanned="1">
            <text:p>15</text:p>
          </table:table-cell>
          <table:covered-table-cell table:number-columns-repeated="3"/>
          <table:table-cell table:style-name="ce1" office:value-type="float" office:value="20" table:number-columns-spanned="4" table:number-rows-spanned="1">
            <text:p>20</text:p>
          </table:table-cell>
          <table:covered-table-cell table:number-columns-repeated="2"/>
          <table:covered-table-cell table:style-name="ce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58">
            <text:p>858</text:p>
          </table:table-cell>
          <table:table-cell office:value-type="float" office:value="841">
            <text:p>841</text:p>
          </table:table-cell>
          <table:table-cell office:value-type="float" office:value="845">
            <text:p>845</text:p>
          </table:table-cell>
          <table:table-cell table:formula="of:=AVERAGE([.B8:.D8])" office:value-type="float" office:value="848">
            <text:p>848</text:p>
          </table:table-cell>
          <table:table-cell office:value-type="float" office:value="1103">
            <text:p>1103</text:p>
          </table:table-cell>
          <table:table-cell office:value-type="float" office:value="1163">
            <text:p>1163</text:p>
          </table:table-cell>
          <table:table-cell office:value-type="float" office:value="1297">
            <text:p>1297</text:p>
          </table:table-cell>
          <table:table-cell table:formula="of:=AVERAGE([.F8:.H8])" office:value-type="float" office:value="1187.66666666667">
            <text:p>1187,6666666667</text:p>
          </table:table-cell>
          <table:table-cell office:value-type="float" office:value="1447">
            <text:p>1447</text:p>
          </table:table-cell>
          <table:table-cell office:value-type="float" office:value="1387">
            <text:p>1387</text:p>
          </table:table-cell>
          <table:table-cell office:value-type="float" office:value="1496">
            <text:p>1496</text:p>
          </table:table-cell>
          <table:table-cell table:formula="of:=AVERAGE([.J8:.L8])" office:value-type="float" office:value="1443.33333333333">
            <text:p>1443,3333333333</text:p>
          </table:table-cell>
          <table:table-cell office:value-type="float" office:value="1745">
            <text:p>1745</text:p>
          </table:table-cell>
          <table:table-cell office:value-type="float" office:value="1825">
            <text:p>1825</text:p>
          </table:table-cell>
          <table:table-cell office:value-type="float" office:value="1653">
            <text:p>1653</text:p>
          </table:table-cell>
          <table:table-cell table:formula="of:=AVERAGE([.N8:.P8])" office:value-type="float" office:value="1741">
            <text:p>174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909">
            <text:p>1909</text:p>
          </table:table-cell>
          <table:table-cell office:value-type="float" office:value="1988">
            <text:p>1988</text:p>
          </table:table-cell>
          <table:table-cell office:value-type="float" office:value="1845">
            <text:p>1845</text:p>
          </table:table-cell>
          <table:table-cell table:formula="of:=AVERAGE([.B9:.D9])" office:value-type="float" office:value="1914">
            <text:p>1914</text:p>
          </table:table-cell>
          <table:table-cell office:value-type="float" office:value="2641">
            <text:p>2641</text:p>
          </table:table-cell>
          <table:table-cell office:value-type="float" office:value="2625">
            <text:p>2625</text:p>
          </table:table-cell>
          <table:table-cell office:value-type="float" office:value="2661">
            <text:p>2661</text:p>
          </table:table-cell>
          <table:table-cell table:formula="of:=AVERAGE([.F9:.H9])" office:value-type="float" office:value="2642.33333333333">
            <text:p>2642,3333333333</text:p>
          </table:table-cell>
          <table:table-cell office:value-type="float" office:value="3359">
            <text:p>3359</text:p>
          </table:table-cell>
          <table:table-cell office:value-type="float" office:value="3223">
            <text:p>3223</text:p>
          </table:table-cell>
          <table:table-cell office:value-type="float" office:value="3370">
            <text:p>3370</text:p>
          </table:table-cell>
          <table:table-cell table:formula="of:=AVERAGE([.J9:.L9])" office:value-type="float" office:value="3317.33333333333">
            <text:p>3317,3333333333</text:p>
          </table:table-cell>
          <table:table-cell office:value-type="float" office:value="3961">
            <text:p>3961</text:p>
          </table:table-cell>
          <table:table-cell office:value-type="float" office:value="3988">
            <text:p>3988</text:p>
          </table:table-cell>
          <table:table-cell office:value-type="float" office:value="3958">
            <text:p>3958</text:p>
          </table:table-cell>
          <table:table-cell table:formula="of:=AVERAGE([.N9:.P9])" office:value-type="float" office:value="3969">
            <text:p>3969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502">
            <text:p>6502</text:p>
          </table:table-cell>
          <table:table-cell office:value-type="float" office:value="6631">
            <text:p>6631</text:p>
          </table:table-cell>
          <table:table-cell office:value-type="float" office:value="6723">
            <text:p>6723</text:p>
          </table:table-cell>
          <table:table-cell table:formula="of:=AVERAGE([.B10:.D10])" office:value-type="float" office:value="6618.66666666667">
            <text:p>6618,6666666667</text:p>
          </table:table-cell>
          <table:table-cell office:value-type="float" office:value="12252">
            <text:p>12252</text:p>
          </table:table-cell>
          <table:table-cell office:value-type="float" office:value="12350">
            <text:p>12350</text:p>
          </table:table-cell>
          <table:table-cell office:value-type="float" office:value="12050">
            <text:p>12050</text:p>
          </table:table-cell>
          <table:table-cell table:formula="of:=AVERAGE([.F10:.H10])" office:value-type="float" office:value="12217.3333333333">
            <text:p>12217,3333333333</text:p>
          </table:table-cell>
          <table:table-cell office:value-type="float" office:value="18170">
            <text:p>18170</text:p>
          </table:table-cell>
          <table:table-cell office:value-type="float" office:value="17469">
            <text:p>17469</text:p>
          </table:table-cell>
          <table:table-cell office:value-type="float" office:value="17478">
            <text:p>17478</text:p>
          </table:table-cell>
          <table:table-cell table:formula="of:=AVERAGE([.J10:.L10])" office:value-type="float" office:value="17705.6666666667">
            <text:p>17705,6666666667</text:p>
          </table:table-cell>
          <table:table-cell office:value-type="float" office:value="23244">
            <text:p>23244</text:p>
          </table:table-cell>
          <table:table-cell office:value-type="float" office:value="24182">
            <text:p>24182</text:p>
          </table:table-cell>
          <table:table-cell office:value-type="float" office:value="24030">
            <text:p>24030</text:p>
          </table:table-cell>
          <table:table-cell table:formula="of:=AVERAGE([.N10:.P10])" office:value-type="float" office:value="23818.6666666667">
            <text:p>23818,6666666667</text:p>
          </table:table-cell>
        </table:table-row>
        <table:table-row table:style-name="ro1">
          <table:table-cell office:value-type="string">
            <text:p>zad1</text:p>
          </table:table-cell>
          <table:table-cell table:number-columns-repeated="16"/>
        </table:table-row>
        <table:table-row table:style-name="ro2">
          <table:table-cell office:value-type="string">
            <text:p>obciazenie\uzytkownikow</text:p>
          </table:table-cell>
          <table:table-cell table:style-name="ce1" office:value-type="float" office:value="5" table:number-columns-spanned="4" table:number-rows-spanned="1">
            <text:p>5</text:p>
          </table:table-cell>
          <table:covered-table-cell table:number-columns-repeated="3"/>
          <table:table-cell table:style-name="ce1" office:value-type="float" office:value="10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15" table:number-columns-spanned="4" table:number-rows-spanned="1">
            <text:p>15</text:p>
          </table:table-cell>
          <table:covered-table-cell table:number-columns-repeated="3"/>
          <table:table-cell table:style-name="ce1" office:value-type="float" office:value="20" table:number-columns-spanned="4" table:number-rows-spanned="1">
            <text:p>20</text:p>
          </table:table-cell>
          <table:covered-table-cell table:number-columns-repeated="2"/>
          <table:covered-table-cell table:style-name="ce1"/>
        </table:table-row>
        <table:table-row table:style-name="ro1">
          <table:table-cell office:value-type="string">
            <text:p>1ms</text:p>
          </table:table-cell>
          <table:table-cell office:value-type="float" office:value="6977">
            <text:p>6977</text:p>
          </table:table-cell>
          <table:table-cell office:value-type="float" office:value="7527">
            <text:p>7527</text:p>
          </table:table-cell>
          <table:table-cell office:value-type="float" office:value="7218">
            <text:p>7218</text:p>
          </table:table-cell>
          <table:table-cell table:formula="of:=AVERAGE([.B13:.D13])" office:value-type="float" office:value="7240.66666666667">
            <text:p>7240,6666666667</text:p>
          </table:table-cell>
          <table:table-cell office:value-type="float" office:value="12304">
            <text:p>12304</text:p>
          </table:table-cell>
          <table:table-cell office:value-type="float" office:value="12170">
            <text:p>12170</text:p>
          </table:table-cell>
          <table:table-cell office:value-type="float" office:value="12633">
            <text:p>12633</text:p>
          </table:table-cell>
          <table:table-cell table:formula="of:=AVERAGE([.F13:.H13])" office:value-type="float" office:value="12369">
            <text:p>12369</text:p>
          </table:table-cell>
          <table:table-cell office:value-type="float" office:value="17649">
            <text:p>17649</text:p>
          </table:table-cell>
          <table:table-cell office:value-type="float" office:value="17808">
            <text:p>17808</text:p>
          </table:table-cell>
          <table:table-cell office:value-type="float" office:value="18058">
            <text:p>18058</text:p>
          </table:table-cell>
          <table:table-cell table:formula="of:=AVERAGE([.J13:.L13])" office:value-type="float" office:value="17838.3333333333">
            <text:p>17838,3333333333</text:p>
          </table:table-cell>
          <table:table-cell office:value-type="float" office:value="23155">
            <text:p>23155</text:p>
          </table:table-cell>
          <table:table-cell office:value-type="float" office:value="23925">
            <text:p>23925</text:p>
          </table:table-cell>
          <table:table-cell office:value-type="float" office:value="23485">
            <text:p>23485</text:p>
          </table:table-cell>
          <table:table-cell table:formula="of:=AVERAGE([.N13:.P13])" office:value-type="float" office:value="23521.6666666667">
            <text:p>23521,6666666667</text:p>
          </table:table-cell>
        </table:table-row>
        <table:table-row table:style-name="ro1">
          <table:table-cell office:value-type="string">
            <text:p>10ms</text:p>
          </table:table-cell>
          <table:table-cell office:value-type="float" office:value="7288">
            <text:p>7288</text:p>
          </table:table-cell>
          <table:table-cell office:value-type="float" office:value="7135">
            <text:p>7135</text:p>
          </table:table-cell>
          <table:table-cell office:value-type="float" office:value="7552">
            <text:p>7552</text:p>
          </table:table-cell>
          <table:table-cell table:formula="of:=AVERAGE([.B14:.D14])" office:value-type="float" office:value="7325">
            <text:p>7325</text:p>
          </table:table-cell>
          <table:table-cell office:value-type="float" office:value="12800">
            <text:p>12800</text:p>
          </table:table-cell>
          <table:table-cell office:value-type="float" office:value="13499">
            <text:p>13499</text:p>
          </table:table-cell>
          <table:table-cell office:value-type="float" office:value="13127">
            <text:p>13127</text:p>
          </table:table-cell>
          <table:table-cell table:formula="of:=AVERAGE([.F14:.H14])" office:value-type="float" office:value="13142">
            <text:p>13142</text:p>
          </table:table-cell>
          <table:table-cell office:value-type="float" office:value="20981">
            <text:p>20981</text:p>
          </table:table-cell>
          <table:table-cell office:value-type="float" office:value="19443">
            <text:p>19443</text:p>
          </table:table-cell>
          <table:table-cell office:value-type="float" office:value="20184">
            <text:p>20184</text:p>
          </table:table-cell>
          <table:table-cell table:formula="of:=AVERAGE([.J14:.L14])" office:value-type="float" office:value="20202.6666666667">
            <text:p>20202,6666666667</text:p>
          </table:table-cell>
          <table:table-cell office:value-type="float" office:value="24985">
            <text:p>24985</text:p>
          </table:table-cell>
          <table:table-cell office:value-type="float" office:value="26709">
            <text:p>26709</text:p>
          </table:table-cell>
          <table:table-cell office:value-type="float" office:value="26144">
            <text:p>26144</text:p>
          </table:table-cell>
          <table:table-cell table:formula="of:=AVERAGE([.N14:.P14])" office:value-type="float" office:value="25946">
            <text:p>25946</text:p>
          </table:table-cell>
        </table:table-row>
        <table:table-row table:style-name="ro1">
          <table:table-cell office:value-type="string">
            <text:p>100ms</text:p>
          </table:table-cell>
          <table:table-cell office:value-type="float" office:value="11099">
            <text:p>11099</text:p>
          </table:table-cell>
          <table:table-cell office:value-type="float" office:value="12089">
            <text:p>12089</text:p>
          </table:table-cell>
          <table:table-cell office:value-type="float" office:value="11795">
            <text:p>11795</text:p>
          </table:table-cell>
          <table:table-cell table:formula="of:=AVERAGE([.B15:.D15])" office:value-type="float" office:value="11661">
            <text:p>11661</text:p>
          </table:table-cell>
          <table:table-cell office:value-type="float" office:value="22538">
            <text:p>22538</text:p>
          </table:table-cell>
          <table:table-cell office:value-type="float" office:value="22418">
            <text:p>22418</text:p>
          </table:table-cell>
          <table:table-cell office:value-type="float" office:value="22618">
            <text:p>22618</text:p>
          </table:table-cell>
          <table:table-cell table:formula="of:=AVERAGE([.F15:.H15])" office:value-type="float" office:value="22524.6666666667">
            <text:p>22524,6666666667</text:p>
          </table:table-cell>
          <table:table-cell office:value-type="float" office:value="34165">
            <text:p>34165</text:p>
          </table:table-cell>
          <table:table-cell office:value-type="float" office:value="35499">
            <text:p>35499</text:p>
          </table:table-cell>
          <table:table-cell office:value-type="float" office:value="34984">
            <text:p>34984</text:p>
          </table:table-cell>
          <table:table-cell table:formula="of:=AVERAGE([.J15:.L15])" office:value-type="float" office:value="34882.6666666667">
            <text:p>34882,6666666667</text:p>
          </table:table-cell>
          <table:table-cell office:value-type="float" office:value="45720">
            <text:p>45720</text:p>
          </table:table-cell>
          <table:table-cell office:value-type="float" office:value="46419">
            <text:p>46419</text:p>
          </table:table-cell>
          <table:table-cell office:value-type="float" office:value="46328">
            <text:p>46328</text:p>
          </table:table-cell>
          <table:table-cell table:formula="of:=AVERAGE([.N15:.P15])" office:value-type="float" office:value="46155.6666666667">
            <text:p>46155,666666666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zad2</text:p>
          </table:table-cell>
          <table:table-cell table:number-columns-repeated="16"/>
        </table:table-row>
        <table:table-row table:style-name="ro2">
          <table:table-cell office:value-type="string">
            <text:p>obciazenie\uzytkownikow</text:p>
          </table:table-cell>
          <table:table-cell table:style-name="ce1" office:value-type="float" office:value="5" table:number-columns-spanned="4" table:number-rows-spanned="1">
            <text:p>5</text:p>
          </table:table-cell>
          <table:covered-table-cell table:number-columns-repeated="3"/>
          <table:table-cell table:style-name="ce1" office:value-type="float" office:value="10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15" table:number-columns-spanned="4" table:number-rows-spanned="1">
            <text:p>15</text:p>
          </table:table-cell>
          <table:covered-table-cell table:number-columns-repeated="3"/>
          <table:table-cell table:style-name="ce1" office:value-type="float" office:value="20" table:number-columns-spanned="4" table:number-rows-spanned="1">
            <text:p>20</text:p>
          </table:table-cell>
          <table:covered-table-cell table:number-columns-repeated="2"/>
          <table:covered-table-cell table:style-name="ce1"/>
        </table:table-row>
        <table:table-row table:style-name="ro1">
          <table:table-cell office:value-type="string">
            <text:p>1ms</text:p>
          </table:table-cell>
          <table:table-cell office:value-type="float" office:value="1239">
            <text:p>1239</text:p>
          </table:table-cell>
          <table:table-cell office:value-type="float" office:value="1160">
            <text:p>1160</text:p>
          </table:table-cell>
          <table:table-cell office:value-type="float" office:value="1150">
            <text:p>1150</text:p>
          </table:table-cell>
          <table:table-cell table:formula="of:=AVERAGE([.B19:.D19])" office:value-type="float" office:value="1183">
            <text:p>1183</text:p>
          </table:table-cell>
          <table:table-cell office:value-type="float" office:value="1709">
            <text:p>1709</text:p>
          </table:table-cell>
          <table:table-cell office:value-type="float" office:value="1611">
            <text:p>1611</text:p>
          </table:table-cell>
          <table:table-cell office:value-type="float" office:value="1609">
            <text:p>1609</text:p>
          </table:table-cell>
          <table:table-cell table:formula="of:=AVERAGE([.F19:.H19])" office:value-type="float" office:value="1643">
            <text:p>1643</text:p>
          </table:table-cell>
          <table:table-cell office:value-type="float" office:value="2027">
            <text:p>2027</text:p>
          </table:table-cell>
          <table:table-cell office:value-type="float" office:value="1977">
            <text:p>1977</text:p>
          </table:table-cell>
          <table:table-cell office:value-type="float" office:value="1923">
            <text:p>1923</text:p>
          </table:table-cell>
          <table:table-cell table:formula="of:=AVERAGE([.J19:.L19])" office:value-type="float" office:value="1975.66666666667">
            <text:p>1975,6666666667</text:p>
          </table:table-cell>
          <table:table-cell office:value-type="float" office:value="2348">
            <text:p>2348</text:p>
          </table:table-cell>
          <table:table-cell office:value-type="float" office:value="2222">
            <text:p>2222</text:p>
          </table:table-cell>
          <table:table-cell office:value-type="float" office:value="2430">
            <text:p>2430</text:p>
          </table:table-cell>
          <table:table-cell table:formula="of:=AVERAGE([.N19:.P19])" office:value-type="float" office:value="2333.33333333333">
            <text:p>2333,3333333333</text:p>
          </table:table-cell>
        </table:table-row>
        <table:table-row table:style-name="ro1">
          <table:table-cell office:value-type="string">
            <text:p>10ms</text:p>
          </table:table-cell>
          <table:table-cell office:value-type="float" office:value="2637">
            <text:p>2637</text:p>
          </table:table-cell>
          <table:table-cell office:value-type="float" office:value="2545">
            <text:p>2545</text:p>
          </table:table-cell>
          <table:table-cell office:value-type="float" office:value="2502">
            <text:p>2502</text:p>
          </table:table-cell>
          <table:table-cell table:formula="of:=AVERAGE([.B20:.D20])" office:value-type="float" office:value="2561.33333333333">
            <text:p>2561,3333333333</text:p>
          </table:table-cell>
          <table:table-cell office:value-type="float" office:value="3805">
            <text:p>3805</text:p>
          </table:table-cell>
          <table:table-cell office:value-type="float" office:value="3834">
            <text:p>3834</text:p>
          </table:table-cell>
          <table:table-cell office:value-type="float" office:value="3723">
            <text:p>3723</text:p>
          </table:table-cell>
          <table:table-cell table:formula="of:=AVERAGE([.F20:.H20])" office:value-type="float" office:value="3787.33333333333">
            <text:p>3787,3333333333</text:p>
          </table:table-cell>
          <table:table-cell office:value-type="float" office:value="4793">
            <text:p>4793</text:p>
          </table:table-cell>
          <table:table-cell office:value-type="float" office:value="5098">
            <text:p>5098</text:p>
          </table:table-cell>
          <table:table-cell office:value-type="float" office:value="5050">
            <text:p>5050</text:p>
          </table:table-cell>
          <table:table-cell table:formula="of:=AVERAGE([.J20:.L20])" office:value-type="float" office:value="4980.33333333333">
            <text:p>4980,3333333333</text:p>
          </table:table-cell>
          <table:table-cell office:value-type="float" office:value="6217">
            <text:p>6217</text:p>
          </table:table-cell>
          <table:table-cell office:value-type="float" office:value="6294">
            <text:p>6294</text:p>
          </table:table-cell>
          <table:table-cell office:value-type="float" office:value="6462">
            <text:p>6462</text:p>
          </table:table-cell>
          <table:table-cell table:formula="of:=AVERAGE([.N20:.P20])" office:value-type="float" office:value="6324.33333333333">
            <text:p>6324,3333333333</text:p>
          </table:table-cell>
        </table:table-row>
        <table:table-row table:style-name="ro1">
          <table:table-cell office:value-type="string">
            <text:p>100ms</text:p>
          </table:table-cell>
          <table:table-cell office:value-type="float" office:value="15676">
            <text:p>15676</text:p>
          </table:table-cell>
          <table:table-cell office:value-type="float" office:value="11747">
            <text:p>11747</text:p>
          </table:table-cell>
          <table:table-cell office:value-type="float" office:value="12215">
            <text:p>12215</text:p>
          </table:table-cell>
          <table:table-cell table:formula="of:=AVERAGE([.B21:.D21])" office:value-type="float" office:value="13212.6666666667">
            <text:p>13212,6666666667</text:p>
          </table:table-cell>
          <table:table-cell office:value-type="float" office:value="32138">
            <text:p>32138</text:p>
          </table:table-cell>
          <table:table-cell office:value-type="float" office:value="35884">
            <text:p>35884</text:p>
          </table:table-cell>
          <table:table-cell office:value-type="float" office:value="35073">
            <text:p>35073</text:p>
          </table:table-cell>
          <table:table-cell table:formula="of:=AVERAGE([.F21:.H21])" office:value-type="float" office:value="34365">
            <text:p>34365</text:p>
          </table:table-cell>
          <table:table-cell office:value-type="float" office:value="47058">
            <text:p>47058</text:p>
          </table:table-cell>
          <table:table-cell office:value-type="float" office:value="51169">
            <text:p>51169</text:p>
          </table:table-cell>
          <table:table-cell office:value-type="float" office:value="54067">
            <text:p>54067</text:p>
          </table:table-cell>
          <table:table-cell table:formula="of:=AVERAGE([.J21:.L21])" office:value-type="float" office:value="50764.6666666667">
            <text:p>50764,6666666667</text:p>
          </table:table-cell>
          <table:table-cell office:value-type="float" office:value="76758">
            <text:p>76758</text:p>
          </table:table-cell>
          <table:table-cell office:value-type="float" office:value="72359">
            <text:p>72359</text:p>
          </table:table-cell>
          <table:table-cell office:value-type="float" office:value="85848">
            <text:p>85848</text:p>
          </table:table-cell>
          <table:table-cell table:formula="of:=AVERAGE([.N21:.P21])" office:value-type="float" office:value="78321.6666666667">
            <text:p>78321,666666666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ostatnia tabela jest tylko kopiowana</text:p>
          </table:table-cell>
          <table:table-cell table:number-columns-repeated="16"/>
        </table:table-row>
        <table:table-row table:style-name="ro2">
          <table:table-cell office:value-type="string">
            <text:p>pasuje powtorzyć pomiary z pierwszej tabeli</text:p>
          </table:table-cell>
          <table:table-cell table:number-columns-repeated="16"/>
        </table:table-row>
        <table:table-row table:style-name="ro1" table:number-rows-repeated="104855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rkusz2" table:style-name="ta1">
        <table:table-column table:style-name="co3" table:default-cell-style-name="Default"/>
        <table:table-row table:style-name="ro3">
          <table:table-cell/>
        </table:table-row>
      </table:table>
      <table:table table:name="Arkusz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</meta:initial-creator>
    <meta:creation-date>2013-12-04T23:55:49</meta:creation-date>
    <dc:date>2013-12-05T01:41:42</dc:date>
    <dc:creator>Mateusz </dc:creator>
    <meta:editing-duration>PT13M30S</meta:editing-duration>
    <meta:editing-cycles>1</meta:editing-cycles>
    <meta:document-statistic meta:table-count="3" meta:cell-count="230" meta:object-count="0"/>
    <meta:generator>LibreOffice/3.5$Linux_X86_64 LibreOffice_project/350m1$Build-2</meta:generator>
  </office:meta>
</office:document-meta>
</file>